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958in"/>
    </style:style>
    <style:style style:name="P1" style:family="paragraph" style:parent-style-name="Table_20_Contents">
      <style:paragraph-properties fo:text-align="center" style:justify-single-word="false"/>
      <style:text-properties officeooo:paragraph-rsid="000c774f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0c774f" officeooo:paragraph-rsid="000c774f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font-size="9pt" officeooo:rsid="000c774f" officeooo:paragraph-rsid="000c774f" style:font-size-asian="9pt" style:font-size-complex="9pt"/>
    </style:style>
    <style:style style:name="P4" style:family="paragraph" style:parent-style-name="Standard">
      <style:text-properties officeooo:rsid="00173313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c774f" officeooo:paragraph-rsid="000c774f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c774f" officeooo:paragraph-rsid="0020229c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0c774f" officeooo:paragraph-rsid="002bd2b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1eb730" officeooo:paragraph-rsid="001eb730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27483c" officeooo:paragraph-rsid="0027483c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27483c" officeooo:paragraph-rsid="00284f04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0pt" fo:font-weight="bold" officeooo:rsid="000c774f" officeooo:paragraph-rsid="000c774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Roboto" fo:font-size="10pt" fo:font-weight="bold" officeooo:rsid="000c774f" officeooo:paragraph-rsid="000c774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size="9pt" fo:font-weight="normal" officeooo:rsid="0015440b" officeooo:paragraph-rsid="0015440b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paragraph-rsid="002bd2b8"/>
    </style:style>
    <style:style style:name="T1" style:family="text">
      <style:text-properties fo:font-size="9pt" officeooo:rsid="000c774f" style:font-size-asian="9pt" style:font-size-complex="9pt"/>
    </style:style>
    <style:style style:name="T2" style:family="text">
      <style:text-properties fo:font-size="9pt" officeooo:rsid="000d617b" style:font-size-asian="9pt" style:font-size-complex="9pt"/>
    </style:style>
    <style:style style:name="T3" style:family="text">
      <style:text-properties fo:font-size="9pt" officeooo:rsid="001f8f83" style:font-size-asian="9pt" style:font-size-complex="9pt"/>
    </style:style>
    <style:style style:name="T4" style:family="text">
      <style:text-properties fo:font-size="9pt" officeooo:rsid="002bd2b8" style:font-size-asian="9pt" style:font-size-complex="9pt"/>
    </style:style>
    <style:style style:name="T5" style:family="text">
      <style:text-properties officeooo:rsid="000d617b"/>
    </style:style>
    <style:style style:name="T6" style:family="text">
      <style:text-properties officeooo:rsid="0017b766"/>
    </style:style>
    <style:style style:name="T7" style:family="text">
      <style:text-properties officeooo:rsid="001cc80a"/>
    </style:style>
    <style:style style:name="T8" style:family="text">
      <style:text-properties officeooo:rsid="001f8f83"/>
    </style:style>
    <style:style style:name="T9" style:family="text">
      <style:text-properties officeooo:rsid="0020229c"/>
    </style:style>
    <style:style style:name="T10" style:family="text">
      <style:text-properties style:font-name="Roboto" fo:font-weight="normal" officeooo:rsid="001cc80a" style:font-weight-asian="normal" style:font-weight-complex="normal"/>
    </style:style>
    <style:style style:name="T11" style:family="text">
      <style:text-properties style:font-name="Roboto" fo:font-weight="normal" officeooo:rsid="0020229c" style:font-weight-asian="normal" style:font-weight-complex="normal"/>
    </style:style>
    <style:style style:name="T12" style:family="text">
      <style:text-properties style:font-name="Roboto" fo:font-weight="normal" officeooo:rsid="0023a6ab" style:font-weight-asian="normal" style:font-weight-complex="normal"/>
    </style:style>
    <style:style style:name="T13" style:family="text">
      <style:text-properties officeooo:rsid="00284f04"/>
    </style:style>
    <style:style style:name="T14" style:family="text">
      <style:text-properties officeooo:rsid="002bd2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Sr #</text:p>
          </table:table-cell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1">Received</text:p>
          </table:table-cell>
          <table:table-cell table:style-name="Table1.A1" office:value-type="string">
            <text:p text:style-name="P11">Consumed</text:p>
          </table:table-cell>
          <table:table-cell table:style-name="Table1.E1" office:value-type="string">
            <text:p text:style-name="P11">Net Qty.</text:p>
          </table:table-cell>
        </table:table-row>
        <table:table-row>
          <table:table-cell table:style-name="Table1.A2" office:value-type="string">
            <text:p text:style-name="P9">{d[i].sr}</text:p>
          </table:table-cell>
          <table:table-cell table:style-name="Table1.A2" office:value-type="string">
            <text:p text:style-name="P13">{d<text:span text:style-name="T7">[i].name</text:span>}</text:p>
          </table:table-cell>
          <table:table-cell table:style-name="Table1.A2" office:value-type="string">
            <text:p text:style-name="P2"><text:span text:style-name="T8">{</text:span>d[i].received<text:span text:style-name="T8">}</text:span></text:p>
          </table:table-cell>
          <table:table-cell table:style-name="Table1.A2" office:value-type="string">
            <text:p text:style-name="P2"><text:span text:style-name="T8">{</text:span>d[i].consumed<text:span text:style-name="T8">}</text:span></text:p>
          </table:table-cell>
          <table:table-cell table:style-name="Table1.E2" office:value-type="string">
            <text:p text:style-name="P14"><text:span text:style-name="T3">{</text:span><text:span text:style-name="T1">d[i].</text:span><text:span text:style-name="T4">net</text:span><text:span text:style-name="T3">}</text:span></text:p>
          </table:table-cell>
        </table:table-row>
        <table:table-row table:style-name="Table1.3">
          <table:table-cell table:style-name="Table1.A2" office:value-type="string">
            <text:p text:style-name="P10">{d[i<text:span text:style-name="T13">+1</text:span>].sr}</text:p>
          </table:table-cell>
          <table:table-cell table:style-name="Table1.A2" office:value-type="string">
            <text:p text:style-name="P13">{d<text:span text:style-name="T7">[i</text:span><text:span text:style-name="T9">+1</text:span><text:span text:style-name="T7">].name</text:span>}</text:p>
          </table:table-cell>
          <table:table-cell table:style-name="Table1.A2" office:value-type="string">
            <text:p text:style-name="P6"><text:span text:style-name="T8">{</text:span>d[<text:span text:style-name="T10">i</text:span><text:span text:style-name="T11">+1</text:span>].received<text:span text:style-name="T8">}</text:span></text:p>
          </table:table-cell>
          <table:table-cell table:style-name="Table1.A2" office:value-type="string">
            <text:p text:style-name="P6"><text:span text:style-name="T8">{</text:span>d[<text:span text:style-name="T10">i</text:span><text:span text:style-name="T11">+1</text:span>].consumed<text:span text:style-name="T8">}</text:span></text:p>
          </table:table-cell>
          <table:table-cell table:style-name="Table1.E2" office:value-type="string">
            <text:p text:style-name="P7"><text:span text:style-name="T8">{</text:span>d[i<text:span text:style-name="T14">+1</text:span>].<text:span text:style-name="T14">net</text:span><text:span text:style-name="T8">}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2:53:36.959420704</meta:creation-date>
    <dc:date>2020-07-22T16:22:09.756040771</dc:date>
    <meta:editing-duration>PT3H27M7S</meta:editing-duration>
    <meta:editing-cycles>24</meta:editing-cycles>
    <meta:generator>LibreOffice/6.4.4.2$Linux_X86_64 LibreOffice_project/40$Build-2</meta:generator>
    <meta:document-statistic meta:table-count="1" meta:image-count="0" meta:object-count="0" meta:page-count="1" meta:paragraph-count="15" meta:word-count="17" meta:character-count="162" meta:non-whitespace-character-count="160"/>
  </office:meta>
</office:document-meta>
</file>